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Roboto" svg:font-family="Roboto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officeooo:paragraph-rsid="00335a13"/>
    </style:style>
    <style:style style:name="P3" style:family="paragraph" style:parent-style-name="Standard">
      <style:text-properties officeooo:rsid="003367c3" officeooo:paragraph-rsid="003367c3"/>
    </style:style>
    <style:style style:name="P4" style:family="paragraph" style:parent-style-name="Standard">
      <style:text-properties officeooo:rsid="003426a2" officeooo:paragraph-rsid="003426a2"/>
    </style:style>
    <style:style style:name="T1" style:family="text">
      <style:text-properties style:font-name="Liberation Serif"/>
    </style:style>
    <style:style style:name="T2" style:family="text">
      <style:text-properties officeooo:rsid="00335a13"/>
    </style:style>
    <style:style style:name="T3" style:family="text">
      <style:text-properties officeooo:rsid="003367c3"/>
    </style:style>
    <style:style style:name="T4" style:family="text">
      <style:text-properties officeooo:rsid="0035fd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 Analysis prior to creating Neural networks by Anshuman(tiwansh)-------------------- </text:p>
      <text:p text:style-name="Standard"/>
      <text:p text:style-name="Standard">Things to do prior to creating a neural network - </text:p>
      <text:p text:style-name="Standard"/>
      <text:p text:style-name="Standard">1. Test for null objects in the input -</text:p>
      <text:p text:style-name="Standard"><text:tab/>Read the input in a dataFrame and display info using df.info() and check whether there are null items or not.<text:line-break/><text:tab/>To specifically check whether it contains null items or not, try printing</text:p>
      <text:p text:style-name="Standard"><text:tab/>inputFrame.isnull().sum()</text:p>
      <text:p text:style-name="Standard"><text:tab/>outputFrame.isnull().sum()</text:p>
      <text:p text:style-name="Standard">-This will show the count of total null entries in each column.</text:p>
      <text:p text:style-name="Standard"/>
      <text:p text:style-name="Standard">2. To take a look at the data – mean, avg, standatard, max, count, etc of each row try printing</text:p>
      <text:p text:style-name="Standard"><text:tab/>inputFrame.describe()</text:p>
      <text:p text:style-name="Standard"/>
      <text:p text:style-name="Standard">3. Checking correlation of a field with the otput i.e. Checking whether one field has some impact on the output or not. Impact of Column on outputColumn</text:p>
      <text:p text:style-name="Standard"><text:tab/>InputFrame[['Column', 'OutputColumn']].groupby(['Column'], as_index =False).mean()</text:p>
      <text:p text:style-name="Standard"/>
      <text:p text:style-name="Standard">This shows the impact of the unique Column values on the Output (column). You can also sort the output by adding sort_values(by='Column') after mean() using '.'</text:p>
      <text:p text:style-name="Standard"/>
      <text:p text:style-name="Standard">NOTE – This must be done for the columns having small numberof unique values like 3/4 unique values and not more than that. </text:p>
      <text:p text:style-name="Standard"/>
      <text:p text:style-name="Standard">4. For the datasets which are scattered, we can always plot a histogram and try to classify (on the basis of output column). This shows the count of entries of the 'Column' corresponding to unique outputs(present in OutputColumn).</text:p>
      <text:p text:style-name="Standard"><text:tab/></text:p>
      <text:p text:style-name="Standard"><text:tab/>To plot a histogram you may use following - </text:p>
      <text:p text:style-name="Standard"><text:tab/>grid = sns.FacetGrid(train_df, col = 'OutputColumn'); #import seaborn as sns</text:p>
      <text:p text:style-name="Standard"><text:tab/>grid.map(plt.hist, 'Column', bins = 20); </text:p>
      <text:p text:style-name="Standard"><text:tab/>plt.show() #this shows the plotted output #import matplotlib.pyplot as plt</text:p>
      <text:p text:style-name="P1"/>
      <text:p text:style-name="Text_20_body">The <text:span text:style-name="Source_20_Text"><text:span text:style-name="T1">FacetGrid</text:span></text:span><text:span text:style-name="Source_20_Text"> </text:span>is an object that links a Pandas DataFrame to a matplotlib figure with <text:span text:style-name="T2">a particular </text:span>structure. </text:p>
      <text:p text:style-name="P2"><text:tab/>grid = sns.FacetGrid(d<text:span text:style-name="T2">ata</text:span>f<text:span text:style-name="T2">rame</text:span>, col = 'OutputColumn');</text:p>
      <text:p text:style-name="P2"><text:tab/><text:span text:style-name="T2">#The unique number of OutputColumn is the number of graphs on display i.e. segments and <text:tab/>dataframe is what it is. </text:span></text:p>
      <text:p text:style-name="P2"><text:tab/><text:span text:style-name="T2">For a 2 * 2 grid, i.e. a multivariate plot – (kind of a binary combination), use row attribute <text:tab/>too - </text:span></text:p>
      <text:p text:style-name="Standard"><text:tab/>g = sns.FacetGrid(tips, col="time", row="smoker")</text:p>
      <text:p text:style-name="Standard"><text:tab/></text:p>
      <text:p text:style-name="Standard"><text:tab/><text:span text:style-name="T2">grid.map(); #this defines what kind of display you want</text:span></text:p>
      <text:p text:style-name="Standard"><text:tab/><text:span text:style-name="T3">#plt.hist -&gt;Histogram</text:span></text:p>
      <text:p text:style-name="Standard"><text:tab/><text:span text:style-name="T3">#plt.scatter -&gt; Scatter Graph, etc can be applied</text:span></text:p>
      <text:p text:style-name="Standard"/>
      <text:p text:style-name="P3">So basically FacetGrid define division of the graphs and map define what graph needs to be plotted using which x and which y axes.</text:p>
      <text:p text:style-name="P4">And obviously we need plt.show() to display the plotted graph. </text:p>
      <text:p text:style-name="Standard"/>
      <text:p text:style-name="Standard"><text:soft-page-break/>5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Roboto" svg:font-family="Roboto, 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2-05T00:58:02.021184316</dc:date>
    <meta:editing-duration>PT4H48M16S</meta:editing-duration>
    <meta:editing-cycles>25</meta:editing-cycles>
    <meta:generator>LibreOffice/4.4.6.3$Linux_X86_64 LibreOffice_project/40m0$Build-3</meta:generator>
    <meta:document-statistic meta:table-count="0" meta:image-count="0" meta:object-count="0" meta:page-count="2" meta:paragraph-count="31" meta:word-count="368" meta:character-count="2354" meta:non-whitespace-character-count="1980"/>
  </office:meta>
</office:document-meta>
</file>